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Arial" style:font-family-asian="Arial" style:font-family-complex="Arial" fo:background-color="transparent" style:use-window-font-color="true"/>
    </style:style>
    <style:style style:name="T2" style:family="text">
      <style:text-properties fo:font-size="11.00pt" fo:font-weight="normal" fo:font-family="Arial" style:font-family-asian="Arial" style:font-family-complex="Arial" fo:background-color="transparent" style:use-window-font-color="true"/>
    </style:style>
    <style:style style:name="T3" style:family="text">
      <style:text-properties fo:font-size="11.00pt" fo:font-weight="normal" fo:font-family="Arial" style:font-family-asian="Arial" style:font-family-complex="Arial" fo:background-color="transparent" style:use-window-font-color="true"/>
    </style:style>
    <style:style style:name="T4" style:family="text">
      <style:text-properties fo:font-size="11.00pt" fo:font-weight="normal" fo:font-family="Arial" style:font-family-asian="Arial" style:font-family-complex="Arial" fo:background-color="transparent" style:use-window-font-color="true"/>
    </style:style>
    <style:style style:name="T5" style:family="text">
      <style:text-properties fo:font-size="11.00pt" fo:font-weight="normal" fo:font-family="Arial" style:font-family-asian="Arial" style:font-family-complex="Arial" fo:background-color="transparent" style:use-window-font-color="true"/>
    </style:style>
    <style:style style:name="T6" style:family="text">
      <style:text-properties fo:font-size="11.00pt" fo:font-weight="normal" fo:font-family="Arial" style:font-family-asian="Arial" style:font-family-complex="Arial" fo:background-color="transparent" style:use-window-font-color="true"/>
    </style:style>
    <style:style style:name="T7" style:family="text">
      <style:text-properties fo:font-size="11.00pt" fo:font-weight="normal" fo:font-family="Arial" style:font-family-asian="Arial" style:font-family-complex="Arial" fo:background-color="transparent" style:use-window-font-color="true"/>
    </style:style>
    <style:style style:name="T8" style:family="text">
      <style:text-properties fo:font-size="11.00pt" fo:font-weight="normal" fo:font-family="Arial" style:font-family-asian="Arial" style:font-family-complex="Arial" fo:background-color="transparent" style:use-window-font-color="true"/>
    </style:style>
    <style:style style:name="T9" style:family="text">
      <style:text-properties fo:font-size="11.00pt" fo:font-weight="normal" fo:font-family="Arial" style:font-family-asian="Arial" style:font-family-complex="Arial" fo:background-color="transparent" style:use-window-font-color="true"/>
    </style:style>
    <style:style style:name="T10" style:family="text">
      <style:text-properties fo:font-size="11.00pt" fo:font-weight="normal" fo:font-family="Arial" style:font-family-asian="Arial" style:font-family-complex="Arial" fo:background-color="transparent" style:use-window-font-color="true"/>
    </style:style>
    <style:style style:name="P1" style:family="paragraph">
      <style:paragraph-properties fo:line-height="100.00%" fo:text-align="left"/>
    </style:style>
  </office:automatic-styles>
  <office:body>
    <office:text>
      <text:p text:style-name="P1"><text:span text:style-name="T1"># Verantwoordingsdocument herkansingstoets CMTPRG01-8</text:span></text:p>
      <text:p text:style-name="P1"><text:span text:style-name="T1">Hieronder noteer je de verantwoording, volgens de eisen van de beoordelingscriteria, van de volgende onderdelen: </text:span></text:p>
      <text:p text:style-name="P1"><text:span text:style-name="T2"/></text:p>
      <text:p text:style-name="P1"><text:span text:style-name="T3">## Polymorfisme</text:span></text:p>
      <text:p text:style-name="P1"><text:span text:style-name="T4">Ik heb polymorfisme toegepast bij gameobjecten. De robot, banaan, spijkers, paprika en het blikje zijn gameobjecten en kunnen m.b.v. polymorfisme zodanig worden geüpdatet dat je de updatecode niet hoeft te veranderen bij het toevoegen van een nieuw gameobject.</text:span></text:p>
      <text:p text:style-name="P1"><text:span text:style-name="T4"/></text:p>
      <text:p text:style-name="P1"><text:span text:style-name="T5">## Singleton</text:span></text:p>
      <text:p text:style-name="P1"><text:span text:style-name="T6">Ik heb van de game een singleton gemaakt, omdat de game vanuit overal en nergens uit de applicatie nodig is om dingen te veranderen (bijv. score). Telkens de game meegeven aan een nieuwe instantie is heel onoverzichtelijk en is foutgevoelig. Daarom heb ik gekozen om de game over aan te kunnen roepen vanuit de applicatie, zonder dat parameters als doorgeefluik gebruikt hoeven te worden. Bovendien kan er op elk punt maar één game zijn.</text:span></text:p>
      <text:p text:style-name="P1"><text:span text:style-name="T6"/></text:p>
      <text:p text:style-name="P1"><text:span text:style-name="T7">## Strategy</text:span></text:p>
      <text:p text:style-name="P1"><text:span text:style-name="T8">Ik heb gekozen om strategy toe te passen bij het gedrag van de robot. Hij moet kunnen tollen, rollen (normaal besturingsgedrag) en helemaal niet kunnen bewegen (door een lekke band van de spijkers). Dit gedrag opslaan in een variabele en het gedrag updaten is veel overzichtelijker dan ellenlange if-else-statements. De if-else blijft, maar is korter en hierin wordt de gedragsvariabele aangepast. De specifieke functionaliteit staat in het gedrag.</text:span></text:p>
      <text:p text:style-name="P1"><text:span text:style-name="T8"/></text:p>
      <text:p text:style-name="P1"><text:span text:style-name="T9">## Observer</text:span></text:p>
      <text:p text:style-name="P1"><text:span text:style-name="T10">Het observer pattern heb ik toegepast bij de boze/lachende paprika, omdat bij de paprika iets moet worden aangepast als er een bepaalde gebeurtenis optreedt. Maar met die gebeurtenis (die de parika 'observeert') heeft de paprika 'an sich' niets te maken. Hij moet dus geregistreerd staan bij een object (het subject) dat wel van zichzelf iets te maken heeft met dat event. Dat is in mijn geval de robot.</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